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llingRealMethodTest.shouldCallRealMethodByDefa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stedObject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llingRealMethodTest.shouldExecuteReal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estedObject.callInternal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llingRealMethodTest.shouldAllowCallingInternal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estedObject.setValu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llingRealMethodTest.shouldNotCallRealMethodWhenStubbedLa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allingRealMethodTest.shouldReturnReal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